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6cm"/>
    </style:style>
    <style:style style:name="gr6" style:family="graphic" style:parent-style-name="standard">
      <style:graphic-properties draw:stroke="none" svg:stroke-color="#000000" draw:fill="none" draw:fill-color="#ffffff" fo:min-height="1.9cm"/>
    </style:style>
    <style:style style:name="gr7" style:family="graphic" style:parent-style-name="standard">
      <style:graphic-properties draw:stroke="none" svg:stroke-color="#000000" draw:fill="none" draw:fill-color="#ffffff" fo:min-height="1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cm" svg:height="2cm" svg:x="12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cm" svg:height="2cm" svg:x="12.79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cm" svg:height="2cm" svg:x="12.799cm" svg:y="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cm" svg:height="2cm" svg:x="12.799cm" svg:y="1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1cm" svg:height="2cm" svg:x="3.4cm" svg:y="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2.1cm" svg:height="2cm" svg:x="3.399cm" svg:y="7.1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2.1cm" svg:height="2cm" svg:x="3.399cm" svg:y="10.0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4" draw:id="id14" draw:layer="layout" svg:width="2.1cm" svg:height="2cm" svg:x="3.399cm" svg:y="12.6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6" draw:id="id6" draw:layer="layout" svg:width="2.1cm" svg:height="2cm" svg:x="3.399cm" svg:y="16.8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7" draw:id="id7" draw:layer="layout" svg:width="1.8cm" svg:height="1.8cm" svg:x="22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1.8cm" svg:height="1.8cm" svg:x="22.399cm" svg:y="7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1.8cm" svg:height="1.8cm" svg:x="22.399cm" svg:y="10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8cm" svg:height="1.8cm" svg:x="22.399cm" svg:y="12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8cm" svg:height="1.8cm" svg:x="22.399cm" svg:y="16.89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8cm" svg:y1="5.2cm" svg:x2="4.45cm" svg:y2="4cm" draw:start-shape="id1" draw:start-glue-point="6" draw:end-shape="id2" draw:end-glue-point="4" svg:d="m12800 5200-8350-1200">
          <text:p/>
        </draw:connector>
        <draw:connector draw:style-name="gr4" draw:text-style-name="P1" draw:layer="layout" draw:type="line" svg:x1="4.975cm" svg:y1="5cm" svg:x2="12.8cm" svg:y2="5.2cm" draw:start-shape="id2" draw:start-glue-point="9" draw:end-shape="id1" draw:end-glue-point="6" svg:d="m4975 5000 7825 200">
          <text:p/>
        </draw:connector>
        <draw:connector draw:style-name="gr4" draw:text-style-name="P1" draw:layer="layout" draw:type="line" svg:x1="12.8cm" svg:y1="5.2cm" svg:x2="4.449cm" svg:y2="7.199cm" draw:start-shape="id1" draw:start-glue-point="6" draw:end-shape="id3" draw:end-glue-point="4" svg:d="m12800 5200-8351 1999">
          <text:p/>
        </draw:connector>
        <draw:connector draw:style-name="gr4" draw:text-style-name="P1" draw:layer="layout" draw:type="line" svg:x1="12.799cm" svg:y1="7.999cm" svg:x2="4.449cm" svg:y2="10.099cm" draw:start-shape="id4" draw:start-glue-point="6" draw:end-shape="id5" draw:end-glue-point="4" svg:d="m12799 7999-8350 2100">
          <text:p/>
        </draw:connector>
        <draw:connector draw:style-name="gr4" draw:text-style-name="P1" draw:layer="layout" draw:type="line" svg:x1="13.092cm" svg:y1="8.706cm" svg:x2="4.449cm" svg:y2="16.899cm" draw:start-shape="id4" draw:start-glue-point="7" draw:end-shape="id6" draw:end-glue-point="4" svg:d="m13092 8706-8643 8193">
          <text:p/>
        </draw:connector>
        <draw:connector draw:style-name="gr4" draw:text-style-name="P1" draw:layer="layout" draw:type="line" svg:x1="14.8cm" svg:y1="5.2cm" svg:x2="22.4cm" svg:y2="5.5cm" draw:start-shape="id1" draw:start-glue-point="10" draw:end-shape="id7" svg:d="m14800 5200 7600 300">
          <text:p/>
        </draw:connector>
        <draw:connector draw:style-name="gr4" draw:text-style-name="P1" draw:layer="layout" draw:type="line" svg:x1="14.507cm" svg:y1="5.907cm" svg:x2="22.399cm" svg:y2="17.799cm" draw:start-shape="id1" draw:start-glue-point="9" draw:end-shape="id8" draw:end-glue-point="3" svg:d="m14507 5907 7892 11892">
          <text:p/>
        </draw:connector>
        <draw:connector draw:style-name="gr4" draw:text-style-name="P1" draw:layer="layout" draw:type="line" svg:x1="14.506cm" svg:y1="10.292cm" svg:x2="22.4cm" svg:y2="5.5cm" draw:start-shape="id9" draw:start-glue-point="11" draw:end-shape="id7" draw:end-glue-point="3" svg:d="m14506 10292 7894-4792">
          <text:p/>
        </draw:connector>
        <draw:connector draw:style-name="gr4" draw:text-style-name="P1" draw:layer="layout" draw:type="line" svg:x1="14.799cm" svg:y1="10.999cm" svg:x2="22.399cm" svg:y2="10.999cm" draw:start-shape="id9" draw:start-glue-point="10" draw:end-shape="id10" draw:end-glue-point="3" svg:d="m14799 10999h7600">
          <text:p/>
        </draw:connector>
        <draw:connector draw:style-name="gr4" draw:text-style-name="P1" draw:layer="layout" draw:type="line" svg:x1="14.799cm" svg:y1="7.999cm" svg:x2="22.399cm" svg:y2="8.399cm" draw:start-shape="id4" draw:start-glue-point="10" draw:end-shape="id11" draw:end-glue-point="3" svg:d="m14799 7999 7600 400">
          <text:p/>
        </draw:connector>
        <draw:connector draw:style-name="gr4" draw:text-style-name="P1" draw:layer="layout" draw:type="line" svg:x1="14.506cm" svg:y1="15.292cm" svg:x2="22.399cm" svg:y2="10.999cm" draw:start-shape="id12" draw:start-glue-point="11" draw:end-shape="id10" draw:end-glue-point="3" svg:d="m14506 15292 7893-4293">
          <text:p/>
        </draw:connector>
        <draw:connector draw:style-name="gr4" draw:text-style-name="P1" draw:layer="layout" draw:type="line" svg:x1="14.799cm" svg:y1="15.999cm" svg:x2="22.399cm" svg:y2="13.599cm" draw:start-shape="id12" draw:start-glue-point="10" draw:end-shape="id13" draw:end-glue-point="3" svg:d="m14799 15999 7600-2400">
          <text:p/>
        </draw:connector>
        <draw:connector draw:style-name="gr4" draw:text-style-name="P1" draw:layer="layout" draw:type="line" svg:x1="14.799cm" svg:y1="15.999cm" svg:x2="22.399cm" svg:y2="17.799cm" draw:start-shape="id12" draw:start-glue-point="10" draw:end-shape="id8" draw:end-glue-point="3" svg:d="m14799 15999 7600 1800">
          <text:p/>
        </draw:connector>
        <draw:connector draw:style-name="gr4" draw:text-style-name="P1" draw:layer="layout" draw:type="line" svg:x1="12.799cm" svg:y1="15.999cm" svg:x2="5.499cm" svg:y2="18.899cm" draw:start-shape="id12" draw:start-glue-point="6" draw:end-shape="id6" draw:end-glue-point="8" svg:d="m12799 15999-7300 2900">
          <text:p/>
        </draw:connector>
        <draw:connector draw:style-name="gr4" draw:text-style-name="P1" draw:layer="layout" draw:type="line" svg:x1="13.092cm" svg:y1="15.292cm" svg:x2="5.499cm" svg:y2="14.699cm" draw:start-shape="id12" draw:start-glue-point="5" draw:end-shape="id14" draw:end-glue-point="8" svg:d="m13092 15292-7593-593">
          <text:p/>
        </draw:connector>
        <draw:connector draw:style-name="gr4" draw:text-style-name="P1" draw:layer="layout" draw:type="line" svg:x1="13.092cm" svg:y1="15.292cm" svg:x2="5.499cm" svg:y2="12.099cm" draw:start-shape="id12" draw:start-glue-point="5" draw:end-shape="id5" draw:end-glue-point="8" svg:d="m13092 15292-7593-3193">
          <text:p/>
        </draw:connector>
        <draw:connector draw:style-name="gr4" draw:text-style-name="P1" draw:layer="layout" draw:type="line" svg:x1="22.399cm" svg:y1="17.799cm" svg:x2="14.8cm" svg:y2="5.2cm" draw:start-shape="id8" draw:start-glue-point="3" draw:end-shape="id1" draw:end-glue-point="10" svg:d="m22399 17799-7599-12599">
          <text:p/>
        </draw:connector>
        <draw:connector draw:style-name="gr4" draw:text-style-name="P1" draw:layer="layout" draw:type="line" svg:x1="22.399cm" svg:y1="17.799cm" svg:x2="14.506cm" svg:y2="16.706cm" draw:start-shape="id8" draw:start-glue-point="3" draw:end-shape="id12" draw:end-glue-point="9" svg:d="m22399 17799-7893-1093">
          <text:p/>
        </draw:connector>
        <draw:connector draw:style-name="gr4" draw:text-style-name="P1" draw:layer="layout" draw:type="line" svg:x1="22.4cm" svg:y1="5.5cm" svg:x2="14.507cm" svg:y2="4.493cm" draw:start-shape="id7" draw:start-glue-point="3" draw:end-shape="id1" draw:end-glue-point="11" svg:d="m22400 5500-7893-1007">
          <text:p/>
        </draw:connector>
        <draw:connector draw:style-name="gr4" draw:text-style-name="P1" draw:layer="layout" draw:type="line" svg:x1="22.399cm" svg:y1="8.399cm" svg:x2="14.506cm" svg:y2="7.292cm" draw:start-shape="id11" draw:start-glue-point="3" draw:end-shape="id4" draw:end-glue-point="11" svg:d="m22399 8399-7893-1107">
          <text:p/>
        </draw:connector>
        <draw:connector draw:style-name="gr4" draw:text-style-name="P1" draw:layer="layout" draw:type="line" svg:x1="22.399cm" svg:y1="10.999cm" svg:x2="14.506cm" svg:y2="10.292cm" draw:start-shape="id10" draw:start-glue-point="3" draw:end-shape="id9" draw:end-glue-point="11" svg:d="m22399 10999-7893-707">
          <text:p/>
        </draw:connector>
        <draw:connector draw:style-name="gr4" draw:text-style-name="P1" draw:layer="layout" draw:type="line" svg:x1="22.399cm" svg:y1="13.599cm" svg:x2="14.506cm" svg:y2="15.292cm" draw:start-shape="id13" draw:start-glue-point="3" draw:end-shape="id12" draw:end-glue-point="11" svg:d="m22399 13599-7893 1693">
          <text:p/>
        </draw:connector>
        <draw:connector draw:style-name="gr4" draw:text-style-name="P1" draw:layer="layout" draw:type="line" svg:x1="22.4cm" svg:y1="5.5cm" svg:x2="13.799cm" svg:y2="9.999cm" draw:start-shape="id7" draw:start-glue-point="3" draw:end-shape="id9" draw:end-glue-point="4" svg:d="m22400 5500-8601 4499">
          <text:p/>
        </draw:connector>
        <draw:connector draw:style-name="gr4" draw:text-style-name="P1" draw:layer="layout" draw:type="line" svg:x1="4.974cm" svg:y1="8.199cm" svg:x2="12.8cm" svg:y2="5.2cm" draw:start-shape="id3" draw:start-glue-point="9" draw:end-shape="id1" draw:end-glue-point="6" svg:d="m4974 8199 7826-2999">
          <text:p/>
        </draw:connector>
        <draw:connector draw:style-name="gr4" draw:text-style-name="P1" draw:layer="layout" draw:type="line" svg:x1="4.974cm" svg:y1="17.899cm" svg:x2="12.799cm" svg:y2="15.999cm" draw:start-shape="id6" draw:start-glue-point="9" draw:end-shape="id12" draw:end-glue-point="6" svg:d="m4974 17899 7825-1900">
          <text:p/>
        </draw:connector>
        <draw:connector draw:style-name="gr4" draw:text-style-name="P1" draw:layer="layout" draw:type="line" svg:x1="4.974cm" svg:y1="17.899cm" svg:x2="13.092cm" svg:y2="8.706cm" draw:start-shape="id6" draw:start-glue-point="9" draw:end-shape="id4" draw:end-glue-point="7" svg:d="m4974 17899 8118-9193">
          <text:p/>
        </draw:connector>
        <draw:connector draw:style-name="gr4" draw:text-style-name="P1" draw:layer="layout" draw:type="line" svg:x1="4.974cm" svg:y1="11.099cm" svg:x2="12.799cm" svg:y2="7.999cm" draw:start-shape="id5" draw:start-glue-point="9" draw:end-shape="id4" draw:end-glue-point="6" svg:d="m4974 11099 7825-3100">
          <text:p/>
        </draw:connector>
        <draw:connector draw:style-name="gr4" draw:text-style-name="P1" draw:layer="layout" draw:type="line" svg:x1="4.974cm" svg:y1="11.099cm" svg:x2="13.092cm" svg:y2="15.292cm" draw:start-shape="id5" draw:start-glue-point="9" draw:end-shape="id12" draw:end-glue-point="5" svg:d="m4974 11099 8118 4193">
          <text:p/>
        </draw:connector>
        <draw:connector draw:style-name="gr4" draw:text-style-name="P1" draw:layer="layout" draw:type="line" svg:x1="4.974cm" svg:y1="13.699cm" svg:x2="13.092cm" svg:y2="15.292cm" draw:start-shape="id14" draw:start-glue-point="9" draw:end-shape="id12" draw:end-glue-point="5" svg:d="m4974 13699 8118 1593">
          <text:p/>
        </draw:connector>
        <draw:connector draw:style-name="gr4" draw:text-style-name="P1" draw:layer="layout" draw:type="line" svg:x1="4.974cm" svg:y1="8.199cm" svg:x2="12.799cm" svg:y2="10.999cm" draw:start-shape="id3" draw:start-glue-point="9" draw:end-shape="id9" draw:end-glue-point="6" svg:d="m4974 8199 7825 2800">
          <text:p/>
        </draw:connector>
        <draw:connector draw:style-name="gr4" draw:text-style-name="P1" draw:layer="layout" draw:type="line" svg:x1="12.799cm" svg:y1="10.999cm" svg:x2="5.499cm" svg:y2="9.199cm" draw:start-shape="id9" draw:start-glue-point="6" draw:end-shape="id3" draw:end-glue-point="8" svg:d="m12799 10999-7300-1800">
          <text:p/>
        </draw:connector>
        <draw:frame draw:style-name="gr5" draw:text-style-name="P2" draw:layer="layout" svg:width="6.1cm" svg:height="2.85cm" svg:x="11.6cm" svg:y="1.2cm">
          <draw:text-box>
            <text:p><text:span text:style-name="T1"><text:s/></text:span><text:span text:style-name="T1">Latent</text:span></text:p>
            <text:p><text:span text:style-name="T1"><text:s/></text:span><text:span text:style-name="T1">Factors</text:span></text:p>
          </draw:text-box>
        </draw:frame>
        <draw:frame draw:style-name="gr6" draw:text-style-name="P2" draw:layer="layout" svg:width="6cm" svg:height="2.15cm" svg:x="2.8cm" svg:y="1.7cm">
          <draw:text-box>
            <text:p><text:span text:style-name="T1">Posts</text:span></text:p>
          </draw:text-box>
        </draw:frame>
        <draw:frame draw:style-name="gr7" draw:text-style-name="P2" draw:layer="layout" svg:width="5.9cm" svg:height="2.05cm" svg:x="21.3cm" svg:y="1.9cm">
          <draw:text-box>
            <text:p><text:span text:style-name="T1">Terms</text:span></text:p>
          </draw:text-box>
        </draw:frame>
        <draw:frame draw:style-name="gr8" draw:text-style-name="P2" draw:layer="layout" svg:width="1.323cm" svg:height="1.352cm" svg:x="3.9cm" svg:y="18.9cm">
          <draw:text-box>
            <text:p><text:span text:style-name="T1">M</text:span></text:p>
          </draw:text-box>
        </draw:frame>
        <draw:frame draw:style-name="gr8" draw:text-style-name="P2" draw:layer="layout" svg:width="1.213cm" svg:height="1.352cm" svg:x="13.201cm" svg:y="18.9cm">
          <draw:text-box>
            <text:p><text:span text:style-name="T1">K</text:span></text:p>
          </draw:text-box>
        </draw:frame>
        <draw:frame draw:style-name="gr8" draw:text-style-name="P2" draw:layer="layout" svg:width="1.213cm" svg:height="1.352cm" svg:x="22.602cm" svg:y="18.9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hmourao </meta:initial-creator>
    <meta:creation-date>2012-11-11T18:03:52</meta:creation-date>
    <dc:date>2013-08-25T11:13:22</dc:date>
    <meta:editing-duration>PT2M59S</meta:editing-duration>
    <meta:editing-cycles>2</meta:editing-cycles>
    <meta:generator>LibreOffice/3.5$Linux_X86_64 LibreOffice_project/350m1$Build-2</meta:generator>
    <meta:document-statistic meta:object-count="51"/>
  </office:meta>
</office:document-meta>
</file>